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b2e39" officeooo:paragraph-rsid="000b2e39" style:font-weight-asian="bold" style:font-weight-complex="bold"/>
    </style:style>
    <style:style style:name="P2" style:family="paragraph" style:parent-style-name="Standard">
      <style:text-properties fo:font-weight="bold" officeooo:rsid="001074a5" officeooo:paragraph-rsid="001074a5" style:font-weight-asian="bold" style:font-weight-complex="bold"/>
    </style:style>
    <style:style style:name="P3" style:family="paragraph" style:parent-style-name="Standard">
      <style:text-properties fo:font-weight="bold" officeooo:rsid="0012110c" officeooo:paragraph-rsid="0012110c" style:font-weight-asian="bold" style:font-weight-complex="bold"/>
    </style:style>
    <style:style style:name="P4" style:family="paragraph" style:parent-style-name="Standard">
      <style:text-properties fo:font-weight="bold" officeooo:rsid="001473c9" officeooo:paragraph-rsid="001473c9" style:font-weight-asian="bold" style:font-weight-complex="bold"/>
    </style:style>
    <style:style style:name="P5" style:family="paragraph" style:parent-style-name="Standard">
      <style:text-properties fo:font-weight="bold" officeooo:rsid="0015c655" officeooo:paragraph-rsid="0015c655" style:font-weight-asian="bold" style:font-weight-complex="bold"/>
    </style:style>
    <style:style style:name="P6" style:family="paragraph" style:parent-style-name="Standard">
      <style:text-properties fo:font-weight="bold" officeooo:rsid="0015dde6" officeooo:paragraph-rsid="0015dde6" style:font-weight-asian="bold" style:font-weight-complex="bold"/>
    </style:style>
    <style:style style:name="P7" style:family="paragraph" style:parent-style-name="Standard">
      <style:text-properties fo:font-weight="bold" officeooo:rsid="0018e21d" officeooo:paragraph-rsid="0018e21d" style:font-weight-asian="bold" style:font-weight-complex="bold"/>
    </style:style>
    <style:style style:name="P8" style:family="paragraph" style:parent-style-name="Standard">
      <style:text-properties fo:font-weight="bold" officeooo:rsid="001adadf" officeooo:paragraph-rsid="001adadf" style:font-weight-asian="bold" style:font-weight-complex="bold"/>
    </style:style>
    <style:style style:name="P9" style:family="paragraph" style:parent-style-name="Standard">
      <style:text-properties fo:font-weight="bold" officeooo:rsid="001fd190" officeooo:paragraph-rsid="001fd190" style:font-weight-asian="bold" style:font-weight-complex="bold"/>
    </style:style>
    <style:style style:name="P10" style:family="paragraph" style:parent-style-name="Standard">
      <style:text-properties fo:font-weight="normal" officeooo:rsid="000bed19" officeooo:paragraph-rsid="000bed19" style:font-weight-asian="normal" style:font-weight-complex="normal"/>
    </style:style>
    <style:style style:name="P11" style:family="paragraph" style:parent-style-name="Standard">
      <style:text-properties fo:font-weight="normal" officeooo:rsid="000d5e0b" officeooo:paragraph-rsid="000d5e0b" style:font-weight-asian="normal" style:font-weight-complex="normal"/>
    </style:style>
    <style:style style:name="P12" style:family="paragraph" style:parent-style-name="Standard">
      <style:text-properties fo:font-weight="normal" officeooo:rsid="000e59fe" officeooo:paragraph-rsid="000e59fe" style:font-weight-asian="normal" style:font-weight-complex="normal"/>
    </style:style>
    <style:style style:name="P13" style:family="paragraph" style:parent-style-name="Standard">
      <style:text-properties fo:font-weight="normal" officeooo:rsid="000ed9b3" officeooo:paragraph-rsid="000ed9b3" style:font-weight-asian="normal" style:font-weight-complex="normal"/>
    </style:style>
    <style:style style:name="P14" style:family="paragraph" style:parent-style-name="Standard">
      <style:text-properties fo:font-weight="normal" officeooo:rsid="001074a5" officeooo:paragraph-rsid="001074a5" style:font-weight-asian="normal" style:font-weight-complex="normal"/>
    </style:style>
    <style:style style:name="P15" style:family="paragraph" style:parent-style-name="Standard">
      <style:text-properties fo:font-weight="normal" officeooo:rsid="00112a8f" officeooo:paragraph-rsid="001074a5" style:font-weight-asian="normal" style:font-weight-complex="normal"/>
    </style:style>
    <style:style style:name="P16" style:family="paragraph" style:parent-style-name="Standard">
      <style:text-properties fo:font-weight="normal" officeooo:rsid="0013a0b5" officeooo:paragraph-rsid="0012110c" style:font-weight-asian="normal" style:font-weight-complex="normal"/>
    </style:style>
    <style:style style:name="P17" style:family="paragraph" style:parent-style-name="Standard">
      <style:text-properties fo:font-weight="normal" officeooo:rsid="001473c9" officeooo:paragraph-rsid="001473c9" style:font-weight-asian="normal" style:font-weight-complex="normal"/>
    </style:style>
    <style:style style:name="P18" style:family="paragraph" style:parent-style-name="Standard">
      <style:text-properties fo:font-weight="normal" officeooo:rsid="0015c655" officeooo:paragraph-rsid="0015c655" style:font-weight-asian="normal" style:font-weight-complex="normal"/>
    </style:style>
    <style:style style:name="P19" style:family="paragraph" style:parent-style-name="Standard">
      <style:text-properties fo:font-weight="normal" officeooo:rsid="0015dde6" officeooo:paragraph-rsid="0015dde6" style:font-weight-asian="normal" style:font-weight-complex="normal"/>
    </style:style>
    <style:style style:name="P20" style:family="paragraph" style:parent-style-name="Standard">
      <style:text-properties fo:font-weight="normal" officeooo:rsid="0017aa46" officeooo:paragraph-rsid="0015dde6" style:font-weight-asian="normal" style:font-weight-complex="normal"/>
    </style:style>
    <style:style style:name="P21" style:family="paragraph" style:parent-style-name="Standard">
      <style:text-properties fo:font-weight="normal" officeooo:rsid="0018e21d" officeooo:paragraph-rsid="0018e21d" style:font-weight-asian="normal" style:font-weight-complex="normal"/>
    </style:style>
    <style:style style:name="P22" style:family="paragraph" style:parent-style-name="Standard">
      <style:text-properties fo:font-weight="normal" officeooo:rsid="001a16d8" officeooo:paragraph-rsid="0018e21d" style:font-weight-asian="normal" style:font-weight-complex="normal"/>
    </style:style>
    <style:style style:name="P23" style:family="paragraph" style:parent-style-name="Standard">
      <style:text-properties fo:font-weight="normal" officeooo:rsid="001adadf" officeooo:paragraph-rsid="001adadf" style:font-weight-asian="normal" style:font-weight-complex="normal"/>
    </style:style>
    <style:style style:name="P24" style:family="paragraph" style:parent-style-name="Standard">
      <style:text-properties fo:font-weight="normal" officeooo:rsid="001c83dd" officeooo:paragraph-rsid="001c83dd" style:font-weight-asian="normal" style:font-weight-complex="normal"/>
    </style:style>
    <style:style style:name="P25" style:family="paragraph" style:parent-style-name="Standard">
      <style:text-properties fo:font-weight="normal" officeooo:rsid="001ca822" officeooo:paragraph-rsid="001ca822" style:font-weight-asian="normal" style:font-weight-complex="normal"/>
    </style:style>
    <style:style style:name="P26" style:family="paragraph" style:parent-style-name="Standard">
      <style:text-properties fo:font-weight="normal" officeooo:rsid="001e503c" officeooo:paragraph-rsid="001e503c" style:font-weight-asian="normal" style:font-weight-complex="normal"/>
    </style:style>
    <style:style style:name="P27" style:family="paragraph" style:parent-style-name="Standard">
      <style:text-properties fo:font-weight="normal" officeooo:rsid="001fd190" officeooo:paragraph-rsid="001fd190" style:font-weight-asian="normal" style:font-weight-complex="normal"/>
    </style:style>
    <style:style style:name="P28" style:family="paragraph" style:parent-style-name="Standard">
      <style:text-properties fo:font-weight="bold" officeooo:rsid="00212bc5" officeooo:paragraph-rsid="00212bc5" style:font-weight-asian="bold" style:font-weight-complex="bold"/>
    </style:style>
    <style:style style:name="P29" style:family="paragraph" style:parent-style-name="Standard">
      <style:text-properties fo:font-weight="bold" officeooo:rsid="00236459" officeooo:paragraph-rsid="00236459" style:font-weight-asian="bold" style:font-weight-complex="bold"/>
    </style:style>
    <style:style style:name="P30" style:family="paragraph" style:parent-style-name="Standard">
      <style:text-properties fo:font-weight="bold" officeooo:rsid="0024ff64" officeooo:paragraph-rsid="0024ff64" style:font-weight-asian="bold" style:font-weight-complex="bold"/>
    </style:style>
    <style:style style:name="P31" style:family="paragraph" style:parent-style-name="Standard">
      <style:text-properties fo:font-weight="bold" officeooo:rsid="0026721a" officeooo:paragraph-rsid="0026721a" style:font-weight-asian="bold" style:font-weight-complex="bold"/>
    </style:style>
    <style:style style:name="P32" style:family="paragraph" style:parent-style-name="Standard">
      <style:text-properties fo:font-weight="bold" officeooo:rsid="002796c4" officeooo:paragraph-rsid="002796c4" style:font-weight-asian="bold" style:font-weight-complex="bold"/>
    </style:style>
    <style:style style:name="P33" style:family="paragraph" style:parent-style-name="Standard">
      <style:text-properties fo:font-weight="bold" officeooo:rsid="00293480" officeooo:paragraph-rsid="00293480" style:font-weight-asian="bold" style:font-weight-complex="bold"/>
    </style:style>
    <style:style style:name="P34" style:family="paragraph" style:parent-style-name="Standard">
      <style:text-properties fo:font-weight="bold" officeooo:rsid="002a5d9a" officeooo:paragraph-rsid="002a5d9a" style:font-weight-asian="bold" style:font-weight-complex="bold"/>
    </style:style>
    <style:style style:name="P35" style:family="paragraph" style:parent-style-name="Standard">
      <style:text-properties fo:font-weight="bold" officeooo:rsid="002acd12" officeooo:paragraph-rsid="002acd12" style:font-weight-asian="bold" style:font-weight-complex="bold"/>
    </style:style>
    <style:style style:name="P36" style:family="paragraph" style:parent-style-name="Standard">
      <style:text-properties fo:font-weight="bold" officeooo:rsid="002b8672" officeooo:paragraph-rsid="002b8672" style:font-weight-asian="bold" style:font-weight-complex="bold"/>
    </style:style>
    <style:style style:name="P37" style:family="paragraph" style:parent-style-name="Standard">
      <style:text-properties fo:font-weight="bold" officeooo:rsid="002c373e" officeooo:paragraph-rsid="002c373e" style:font-weight-asian="bold" style:font-weight-complex="bold"/>
    </style:style>
    <style:style style:name="P38" style:family="paragraph" style:parent-style-name="Standard">
      <style:text-properties fo:font-weight="bold" officeooo:rsid="002eba15" officeooo:paragraph-rsid="002eba15" style:font-weight-asian="bold" style:font-weight-complex="bold"/>
    </style:style>
    <style:style style:name="P39" style:family="paragraph" style:parent-style-name="Standard">
      <style:text-properties fo:font-weight="bold" officeooo:rsid="003047f6" officeooo:paragraph-rsid="003047f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2a8f" style:font-weight-asian="normal" style:font-weight-complex="normal"/>
    </style:style>
    <style:style style:name="T3" style:family="text">
      <style:text-properties fo:font-weight="normal" officeooo:rsid="0013a0b5" style:font-weight-asian="normal" style:font-weight-complex="normal"/>
    </style:style>
    <style:style style:name="T4" style:family="text">
      <style:text-properties fo:font-weight="normal" officeooo:rsid="0017aa46" style:font-weight-asian="normal" style:font-weight-complex="normal"/>
    </style:style>
    <style:style style:name="T5" style:family="text">
      <style:text-properties fo:font-weight="normal" officeooo:rsid="001a16d8" style:font-weight-asian="normal" style:font-weight-complex="normal"/>
    </style:style>
    <style:style style:name="T6" style:family="text">
      <style:text-properties fo:font-weight="normal" officeooo:rsid="0021dad5"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Strings and Arrays</text:p>
      <text:p text:style-name="P10">We’ve previously gone over the strings and what they are <text:s/>and their most basic use in scripting. <text:s/>There are some methods we can use when we work with strings. Some primitive values cannot have methods or properties because they are not objects. However, JavaScript allows primitive values to have properties and methods because it treats primitive values like objects when executing properties and methods.</text:p>
      <text:p text:style-name="P10"/>
      <text:p text:style-name="P11">We can learn, for example, the length of a string we are using in a program.</text:p>
      <text:p text:style-name="P11">see stringdemo1.html</text:p>
      <text:p text:style-name="P12">Now what’s happening in the code? <text:s/>We are assigning to variable msgX a string. <text:s/>We then assign another follow-up variable. It is assigned the value of the method .length of msgX. This is expressed as msgX.length.</text:p>
      <text:p text:style-name="P13">using document.getElementById.innerHTML we could manipulate the page...and...we assign this manipulation of the page the value msgY...which is the contents thereof.</text:p>
      <text:p text:style-name="P13"/>
      <text:p text:style-name="P13">So we get 54 or something like that......But wait, there is more!</text:p>
      <text:p text:style-name="P13"/>
      <text:p text:style-name="P13">Another JavaScript method that helps to hunt down a string within a string: the method called indexOf(). <text:s/>If we have specified a string inside another string we will have it found for us. see stringinstring.html</text:p>
      <text:p text:style-name="P13"/>
      <text:p text:style-name="P14">How does this work?</text:p>
      <text:p text:style-name="P14">We assign a paragraph id string-demo. Our script assigns var = msgX and gives it a string. Our next variable is msgY and we assign that to use the method .indexOf(). <text:s/>We do this by msgX.indexOf("New York"). <text:s/>Next step of the script is for the code to manipulate the document by ID... <text:s/>we make it whatever msgY is... Now because we indexOf("New York"), this means it’s going to look for New York in there. <text:s/>The outcome is "25" displayed on the page. By counting characters we see that within this page,we have New York roughly 25 characters in (depending how you count). <text:s/>We’re counting from 0, for reference purposes. <text:s/></text:p>
      <text:p text:style-name="P14"/>
      <text:p text:style-name="P2">The lastIndexOf() Method</text:p>
      <text:p text:style-name="P2"><text:span text:style-name="T1">We can use lastIndexOf() method to see the index of the final occurrence of our string New York. see lastindexof.html. <text:s/></text:span><text:span text:style-name="T2">Our string only occurs once so little changes here but the point is made.</text:span></text:p>
      <text:p text:style-name="P15"/>
      <text:p text:style-name="P3">What do we do if the Index isn’t found?</text:p>
      <text:p text:style-name="P3"><text:span text:style-name="T1">If the methods indexOf and lastIndexOf fail to find the index, they will return us -1 as output. <text:s/>This may happen if we write the wrong spelling or a completely different word in the code. </text:span><text:span text:style-name="T3">see notfound.html</text:span></text:p>
      <text:p text:style-name="P16"/>
      <text:p text:style-name="P4"><text:span text:style-name="T3">S</text:span><text:span text:style-name="T1">o what is going on? How does this work?</text:span></text:p>
      <text:p text:style-name="P17">We assign a paragraph string-demo. We then script 2 variables. msgX gets a string we’ll be looking at. msgY is msgX.lastIndexOf("Washington"). <text:s/>This means that we’re running a searchmethod on the last instance of the word "Washington" on the whole string. <text:s/>It doesn’t exist of course. This means that we won’t find it and computer needs to tell us something -- that would be -1 as we see above. <text:s/>The final part is document.getElementById <text:s/>changing string-demo to msgY’s output...which is -1...so it displays -1 on our page.</text:p>
      <text:p text:style-name="P17"/>
      <text:p text:style-name="P5">The search() Method</text:p>
      <text:p text:style-name="P18">There is another method called search() which can locate specified inner strings in a string. If we have a perfect match it will be found. see search.html</text:p>
      <text:p text:style-name="P18"/>
      <text:p text:style-name="P19">How does this work?</text:p>
      <text:p text:style-name="P6"><text:soft-page-break/><text:span text:style-name="T1">We assign our paragraph with id string-demo. We then script. Var msgX for our string. var msgY for our search.... we run msgX.search("New York"). <text:s/>Since it’s perfect case match it will </text:span><text:span text:style-name="T4">find it in the string. <text:s/>We then have document.getElementByID.innerhtml to handle output. <text:s/>Our output is our position relative to char, which is.............25...</text:span></text:p>
      <text:p text:style-name="P20"/>
      <text:p text:style-name="P7">Parts Extraction</text:p>
      <text:p text:style-name="P21">We can break up strings to many parts as needed. <text:s/>JS will give us 3 methods for this:</text:p>
      <text:p text:style-name="P21">1) slice()</text:p>
      <text:p text:style-name="P21">2) substring()</text:p>
      <text:p text:style-name="P21">3) substr()</text:p>
      <text:p text:style-name="P21"/>
      <text:p text:style-name="P7"><text:span text:style-name="T1">slice() extracts one part of our string and displays the same in the form of a new string. We need 2 parameters. One is the starting position for it, the place where it’s going to cut from, and the other is the ending. <text:s/>Per our other notes the ending doesn’t matter..and likewise it can go in reverse <text:s/>if we want to negative position. </text:span><text:span text:style-name="T5">see slice.html</text:span></text:p>
      <text:p text:style-name="P22"/>
      <text:p text:style-name="P8"><text:span text:style-name="T5">W</text:span><text:span text:style-name="T1">hat’s going on?</text:span></text:p>
      <text:p text:style-name="P23">We assigned our paragraph string-demo. In script, we set msgX to our string. <text:s/>We set msgY to msgX.slice(23,34). <text:s/>This will cut from position 23 to position 34. <text:s/>The outcome is New York. <text:s/>Then we manipulate the page with document.getElementById.innerHTML and slap in msgY’s output.</text:p>
      <text:p text:style-name="P23"/>
      <text:p text:style-name="P23">Simple and easy and we get New York.</text:p>
      <text:p text:style-name="P23"/>
      <text:p text:style-name="P24">The next example he makes we’re skipping.....because it’s about if we don’t put an end point. We already know from elsewhere about it. </text:p>
      <text:p text:style-name="P24"/>
      <text:p text:style-name="P24">Substring() method doesn’t accept negative indices. It will only go forward, not backward. see substring.html.</text:p>
      <text:p text:style-name="P24"/>
      <text:p text:style-name="P25">Breakdown? Our paragraph id string-demo. <text:s/>var msgX is our string, var msgY is our msgX.substring(23,34)...we want char 23 - 34 to display. <text:s/>We finish with document.getElementById so we can display the output.</text:p>
      <text:p text:style-name="P25"/>
      <text:p text:style-name="P26">Next and final method is substr(). It’s very similar to slice(). The second parameter defines the length of the rest of the sliced string. <text:s/>So...if we start at position 23, and we have 34 there, it will give us literally 34 (or up to 34) characters onward....which makes our output not just New York but going to the end of the whole string.</text:p>
      <text:p text:style-name="P26"/>
      <text:p text:style-name="P26">So...we assign paragraph with id string-demo, script has var msgX with our string, var msgY is msgX.substr(23,34). Computer evaluates from char23 onward for up to 34 places. Next step is document.getElementById which manipulates our page, and we assign it to the output of msgY, leading to the rest of the string being put from place 23 because it is smaller than 34 char in length.</text:p>
      <text:p text:style-name="P26">All that really changes is that we are able to do selection for a size rather than a discrete and specific spot.</text:p>
      <text:p text:style-name="P26"/>
      <text:p text:style-name="P9">Replace()</text:p>
      <text:p text:style-name="P27">This method allows us to replace values inside of a string. <text:s/>Let’s say we want to change "New York" from the string to something else.....we can do that by writing replace(). <text:s/>See replace.html</text:p>
      <text:p text:style-name="P27"/>
      <text:p text:style-name="P28"><text:span text:style-name="T1">Breakdown of how this works: we assign a paragraph with an id of string-demo. <text:s/>For our script we throw in var msgX with our string. var msgY <text:s/>= msgX.replace(‘New York’, ‘Las Vegas’). <text:s/>This creates in msgY our full string but we know New York is in msgX and we replace it with Las Vegas. </text:span><text:soft-page-break/><text:span text:style-name="T1">Thus we recreate the entire string with only a minor replacement to wording. We don’t have to copy/paste nor do we have to rewrite, we just need to know what is being replaced and what with. </text:span><text:span text:style-name="T6">Then document.getElementById works it’s magic on our string-demo paragraph, taking output of msgY and showing us.</text:span></text:p>
      <text:p text:style-name="P28"><text:span text:style-name="T6"/></text:p>
      <text:p text:style-name="P29"><text:span text:style-name="T6">B</text:span><text:span text:style-name="T1">y default, JavaScript replace() will not work if we write NEW YORK instead of New York. It is case sensitive and it will identify a different case as a different word. <text:s/>Also, this only replaces a single match (the first one). <text:s/>If we want to find a capital case, use /i. </text:span></text:p>
      <text:p text:style-name="P29"><text:span text:style-name="T1"/></text:p>
      <text:p text:style-name="P30">Go Global</text:p>
      <text:p text:style-name="P30"><text:span text:style-name="T1">The way to replace multiple instances of the same term is to use the regular expression /g. <text:s/>This is "global" and applies to each instance in the code.</text:span></text:p>
      <text:p text:style-name="P30"><text:span text:style-name="T1"/></text:p>
      <text:p text:style-name="P30">Case up/down</text:p>
      <text:p text:style-name="P30"><text:span text:style-name="T1">If we want to convert strings to upper or lower case, we can do the following:</text:span></text:p>
      <text:p text:style-name="P30"><text:span text:style-name="T1">.toUpperCase()</text:span></text:p>
      <text:p text:style-name="P30"><text:span text:style-name="T1">.toLowerCase()</text:span></text:p>
      <text:p text:style-name="P30"><text:span text:style-name="T1">See example in uppercase.html</text:span></text:p>
      <text:p text:style-name="P30"><text:span text:style-name="T1"/></text:p>
      <text:p text:style-name="P31">Concatenaton</text:p>
      <text:p text:style-name="P31"><text:span text:style-name="T1">concat() method works best. You can use it in place of + operator. <text:s/>No difference other than the choice of word over symbol.</text:span></text:p>
      <text:p text:style-name="P31"><text:span text:style-name="T1">see concat.html</text:span></text:p>
      <text:p text:style-name="P31"><text:span text:style-name="T1"/></text:p>
      <text:p text:style-name="P32"><text:span text:style-name="T1">Ultimately strings are replaced with new versions but the code itself never changes. There is no actual change, only replacement with a copy.</text:span></text:p>
      <text:p text:style-name="P32"><text:span text:style-name="T1"/></text:p>
      <text:p text:style-name="P32">String Arrays</text:p>
      <text:p text:style-name="P32"><text:span text:style-name="T1">There is a way to turn strings into an array.</text:span></text:p>
      <text:p text:style-name="P32"><text:span text:style-name="T1">see stringarray.html</text:span></text:p>
      <text:p text:style-name="P32"><text:span text:style-name="T1"/></text:p>
      <text:p text:style-name="P33">Arrays in JS</text:p>
      <text:p text:style-name="P33"><text:span text:style-name="T1">Just like variables, JavaScript arrays are also containers of values. <text:s/>They deviate from the properties of variables in the sense that they can hold more data than a variable in one name. <text:s/>When you need to load up more data in the same name, use arrays to do it. <text:s/>There is more than one way to set the array up. <text:s/>The easiest way to do it is to use var keyword then write the name of the arrays and give values. <text:s/>An array holds individual values in one variable. <text:s/>They are separated by commas and we put them in [ ] . <text:s/>The equal sign must follow the name of the variable.</text:span></text:p>
      <text:p text:style-name="P33"><text:span text:style-name="T1"/></text:p>
      <text:p text:style-name="P33"><text:span text:style-name="T1">When we have access to all the array values, we should use the index number just as we did in the strings. The number between the square brackets indicates it’s index. <text:s/>The number must correspond to position in the array. <text:s/>The most important thing to remember is that ARRAYS START AT 0 ZERO. </text:span></text:p>
      <text:p text:style-name="P33"><text:span text:style-name="T1"/></text:p>
      <text:p text:style-name="P33"><text:span text:style-name="T1">When we create an array, we are good to go and run it in a browser. There should be a value displayed and we can edit the index number and refresh to see the change. If our array has 3 items and we put 3, it will say "undefined" because we </text:span><text:span text:style-name="T7">start from 0...so 0,1,2</text:span><text:span text:style-name="T9"> have definitions and </text:span><text:span text:style-name="T7">3 doesn’t yet but could</text:span><text:span text:style-name="T9">.</text:span></text:p>
      <text:p text:style-name="P33"><text:span text:style-name="T9">When JS encounters a request for non-existent data items, it will create a new position in the array and return it back as "undefined". <text:s/>We can use this for storing data according to our needs.</text:span></text:p>
      <text:p text:style-name="P34"><text:span text:style-name="T9">see array1.html</text:span></text:p>
      <text:p text:style-name="P34"><text:span text:style-name="T9"/></text:p>
      <text:p text:style-name="P35"><text:soft-page-break/><text:span text:style-name="T9">As demonstrated in array1.html, we see that it’s a special variable that holds multiple values simultaneously. If we have a list of cars that we want to store, instead of using up multiple variables we might use an array instead to pack them up with all the values and insert them into a webpage. <text:s/>If we stored as independent variables we’d have 4 variables to track. <text:s/>If we have 4000 variables however this can be problematic in a big way as we would have to name and track 4000 variables. <text:s/></text:span></text:p>
      <text:p text:style-name="P35"><text:span text:style-name="T9">If we have 100 values and a loop, independent variables will be complicated too.</text:span></text:p>
      <text:p text:style-name="P35"><text:span text:style-name="T9">Arrays are easier because we can loop through them.</text:span></text:p>
      <text:p text:style-name="P35"><text:span text:style-name="T9"/></text:p>
      <text:p text:style-name="P35"><text:span text:style-name="T9">The formatting of an array’s data doesn’t matter much. We can have spaces or linebreaks for formatting our code and it won’t hurt anything so long as it’s in the brackets.</text:span></text:p>
      <text:p text:style-name="P35"><text:span text:style-name="T9"/></text:p>
      <text:p text:style-name="P35"><text:span text:style-name="T9">See array2.html</text:span></text:p>
      <text:p text:style-name="P35"><text:span text:style-name="T9"/></text:p>
      <text:p text:style-name="P36"><text:span text:style-name="T9">Another method to create an array, other than our var = [ ] method is to use the keyword "new". <text:s/>See array3.html to see how this works.</text:span></text:p>
      <text:p text:style-name="P36"><text:span text:style-name="T9"/></text:p>
      <text:p text:style-name="P37"><text:span text:style-name="T9">The var = varname [] method is called </text:span><text:span text:style-name="T8">array literal method.</text:span><text:span text:style-name="T9"> It’s generally the faster way of doing things.</text:span></text:p>
      <text:p text:style-name="P28"/>
      <text:p text:style-name="P38">Index Numbers</text:p>
      <text:p text:style-name="P38"><text:span text:style-name="T1">The way we access items of an array is by using an index number. <text:s/>The index always begins at 0. See indexzero.html</text:span></text:p>
      <text:p text:style-name="P38"><text:span text:style-name="T1"/></text:p>
      <text:p text:style-name="P39"><text:span text:style-name="T1">We established the set of cars in array and then changed them afterward. If we wanted to we could do this in other ways as well. <text:s/>When it changes the HTML of the page we get the resulting thing displayed with new values.</text:span></text:p>
      <text:p text:style-name="P29"><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1:29:51.592002694</meta:creation-date>
    <dc:date>2022-04-11T14:29:55.293156011</dc:date>
    <meta:editing-duration>PT3H48M43S</meta:editing-duration>
    <meta:editing-cycles>29</meta:editing-cycles>
    <meta:generator>LibreOffice/7.3.1.3$Linux_X86_64 LibreOffice_project/30$Build-3</meta:generator>
    <meta:document-statistic meta:table-count="0" meta:image-count="0" meta:object-count="0" meta:page-count="4" meta:paragraph-count="69" meta:word-count="1768" meta:character-count="10017" meta:non-whitespace-character-count="8258"/>
  </office:meta>
</office:document-meta>
</file>